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ZSongS-Extended(SIP)" svg:font-family="FZSongS-Extended(SIP)" style:font-family-generic="system" style:font-pitch="variable"/>
  </office:font-face-decls>
  <office:automatic-styles>
    <style:style style:name="P1" style:family="paragraph" style:parent-style-name="Standard">
      <style:text-properties officeooo:rsid="001a475d" officeooo:paragraph-rsid="001a475d"/>
    </style:style>
    <style:style style:name="P2" style:family="paragraph" style:parent-style-name="Standard">
      <style:text-properties officeooo:paragraph-rsid="0022fd3f"/>
    </style:style>
    <style:style style:name="P3" style:family="paragraph" style:parent-style-name="Text_20_body">
      <style:text-properties officeooo:paragraph-rsid="0022fd3f"/>
    </style:style>
    <style:style style:name="T1" style:family="text">
      <style:text-properties officeooo:rsid="001bbfbc"/>
    </style:style>
    <style:style style:name="T2" style:family="text">
      <style:text-properties officeooo:rsid="001cef89"/>
    </style:style>
    <style:style style:name="T3" style:family="text">
      <style:text-properties officeooo:rsid="001da9cf"/>
    </style:style>
    <style:style style:name="T4" style:family="text">
      <style:text-properties officeooo:rsid="001f1a99"/>
    </style:style>
    <style:style style:name="T5" style:family="text">
      <style:text-properties officeooo:rsid="001f59a5"/>
    </style:style>
    <style:style style:name="T6" style:family="text">
      <style:text-properties officeooo:rsid="00211b16"/>
    </style:style>
    <style:style style:name="T7" style:family="text">
      <style:text-properties officeooo:rsid="0022fd3f"/>
    </style:style>
    <style:style style:name="T8" style:family="text">
      <style:text-properties officeooo:rsid="0023393b"/>
    </style:style>
    <style:style style:name="T9" style:family="text">
      <style:text-properties officeooo:rsid="0025ba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nowledge-Free </text:span>Topic Feature<text:span text:style-name="T2">s</text:span> Extraction from a Single Scientific Document</text:p>
      <text:p text:style-name="P1"/>
      <text:p text:style-name="P3">Scientific papers store vast amounts of scientific knowledge. Researchers consume these papers to extract scientific information which is often an arduous and time consuming task. There is a need to devise methods and create tools to facilitate and especially to automate processing of scientific papers. The current generation of PDF viewers does not support information retrieval from scientific documents beyond simple keyword searches. This paper presents a method for automated extraction of key scientific phrases and technical terms from a single scientific document without relying on prior domain knowledge. The method will be implemented in Linux to enhance the functionality of PDF viewers programmatically from a command line. The resulting scripts accompanying the paper will be deposited on Github.</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ZSongS-Extended(SIP)" svg:font-family="FZSongS-Extended(SI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FZSongS-Extended(SIP)"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FZSongS-Extended(SIP)" style:font-size-asian="12pt" style:language-asian="zh" style:country-asian="CN" style:font-name-complex="DejaVu Sans Condensed"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FZSongS-Extended(SIP)" style:font-family-asian="FZSongS-Extended(SIP)"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vel Loskot</meta:initial-creator>
    <meta:creation-date>2014-10-14T11:06:25</meta:creation-date>
    <meta:generator>LibreOffice/6.4.3.2$Linux_X86_64 LibreOffice_project/747b5d0ebf89f41c860ec2a39efd7cb15b54f2d8</meta:generator>
    <dc:date>2020-05-03T20:56:31.364840633</dc:date>
    <meta:editing-duration>PT30M55S</meta:editing-duration>
    <meta:editing-cycles>5</meta:editing-cycles>
    <meta:document-statistic meta:table-count="0" meta:image-count="0" meta:object-count="0" meta:page-count="1" meta:paragraph-count="2" meta:word-count="128" meta:character-count="886" meta:non-whitespace-character-count="760"/>
  </office:meta>
</office:document-meta>
</file>